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style:text-properties officeooo:paragraph-rsid="0014ca6e"/>
    </style:style>
    <style:style style:name="P4" style:family="paragraph" style:parent-style-name="Standard">
      <style:paragraph-properties fo:text-align="justify" style:justify-single-word="false"/>
      <style:text-properties officeooo:paragraph-rsid="00163f96"/>
    </style:style>
    <style:style style:name="P5" style:family="paragraph" style:parent-style-name="Standard">
      <style:paragraph-properties fo:text-align="justify" style:justify-single-word="false"/>
      <style:text-properties officeooo:paragraph-rsid="0017e68d"/>
    </style:style>
    <style:style style:name="P6" style:family="paragraph" style:parent-style-name="Standard">
      <style:paragraph-properties fo:text-align="justify" style:justify-single-word="false"/>
      <style:text-properties fo:font-size="18pt" style:font-size-asian="18pt" style:font-size-complex="18pt"/>
    </style:style>
    <style:style style:name="P7" style:family="paragraph" style:parent-style-name="Standard">
      <style:paragraph-properties fo:text-align="justify" style:justify-single-word="false"/>
      <style:text-properties fo:font-size="18pt" fo:font-weight="bold" officeooo:rsid="00163f96" officeooo:paragraph-rsid="00163f96" style:font-size-asian="15.75pt" style:font-weight-asian="bold" style:font-size-complex="18pt" style:font-weight-complex="bold"/>
    </style:style>
    <style:style style:name="P8" style:family="paragraph" style:parent-style-name="Standard">
      <style:paragraph-properties fo:text-align="justify" style:justify-single-word="false"/>
      <style:text-properties fo:font-size="18pt" fo:font-weight="bold" officeooo:rsid="001764bb" officeooo:paragraph-rsid="001764bb" style:font-size-asian="15.75pt" style:font-weight-asian="bold" style:font-size-complex="18pt" style:font-weight-complex="bold"/>
    </style:style>
    <style:style style:name="P9" style:family="paragraph" style:parent-style-name="Standard">
      <style:paragraph-properties fo:text-align="justify" style:justify-single-word="false"/>
      <style:text-properties fo:font-size="18pt" fo:font-weight="normal" officeooo:rsid="001764bb" officeooo:paragraph-rsid="001764bb" style:font-size-asian="15.75pt" style:font-weight-asian="normal" style:font-size-complex="18pt" style:font-weight-complex="normal"/>
    </style:style>
    <style:style style:name="P10" style:family="paragraph" style:parent-style-name="Standard">
      <style:paragraph-properties fo:text-align="justify" style:justify-single-word="false"/>
      <style:text-properties fo:font-size="18pt" fo:font-weight="normal" officeooo:rsid="001764bb" officeooo:paragraph-rsid="001764bb" style:font-size-asian="18pt" style:font-weight-asian="normal" style:font-size-complex="18pt" style:font-weight-complex="normal"/>
    </style:style>
    <style:style style:name="P11" style:family="paragraph" style:parent-style-name="Standard">
      <style:paragraph-properties fo:text-align="center" style:justify-single-word="false"/>
      <style:text-properties fo:font-size="40pt" fo:font-weight="bold" officeooo:rsid="0014ca6e" officeooo:paragraph-rsid="0014ca6e" style:font-size-asian="40pt" style:font-weight-asian="bold" style:font-size-complex="40pt" style:font-weight-complex="bold"/>
    </style:style>
    <style:style style:name="P12" style:family="paragraph" style:parent-style-name="Standard">
      <style:paragraph-properties fo:text-align="justify" style:justify-single-word="false"/>
      <style:text-properties fo:font-size="16pt" style:text-underline-style="none" fo:font-weight="normal" officeooo:rsid="0018fe0a" officeooo:paragraph-rsid="0018fe0a" style:font-size-asian="14pt" style:font-weight-asian="normal" style:font-size-complex="16pt" style:font-weight-complex="normal"/>
    </style:style>
    <style:style style:name="P13" style:family="paragraph" style:parent-style-name="Standard">
      <style:paragraph-properties fo:text-align="center" style:justify-single-word="false"/>
      <style:text-properties fo:font-size="28pt" fo:font-weight="bold" officeooo:rsid="001764bb" officeooo:paragraph-rsid="001764bb" style:font-size-asian="28pt" style:font-weight-asian="bold" style:font-size-complex="28pt" style:font-weight-complex="bold"/>
    </style:style>
    <style:style style:name="P14" style:family="paragraph" style:parent-style-name="Standard">
      <style:paragraph-properties fo:text-align="justify" style:justify-single-word="false"/>
      <style:text-properties fo:font-size="22pt" style:text-underline-style="solid" style:text-underline-width="auto" style:text-underline-color="font-color" fo:font-weight="bold" officeooo:rsid="0017e68d" officeooo:paragraph-rsid="0017e68d" style:font-size-asian="22pt" style:font-weight-asian="bold" style:font-size-complex="22pt" style:font-weight-complex="bold"/>
    </style:style>
    <style:style style:name="P15" style:family="paragraph" style:parent-style-name="Standard">
      <style:paragraph-properties fo:text-align="justify" style:justify-single-word="false"/>
      <style:text-properties fo:font-size="22pt" style:text-underline-style="solid" style:text-underline-width="auto" style:text-underline-color="font-color" fo:font-weight="bold" officeooo:rsid="0017e68d" officeooo:paragraph-rsid="0017e68d" style:font-size-asian="19.25pt" style:font-weight-asian="bold" style:font-size-complex="22pt" style:font-weight-complex="bold"/>
    </style:style>
    <style:style style:name="P16" style:family="paragraph" style:parent-style-name="Standard">
      <style:paragraph-properties fo:text-align="justify" style:justify-single-word="false"/>
      <style:text-properties fo:font-size="18pt" officeooo:rsid="001240da" style:font-size-asian="18pt" style:font-size-complex="18pt"/>
    </style:style>
    <style:style style:name="P17" style:family="paragraph" style:parent-style-name="Standard">
      <style:paragraph-properties fo:text-align="justify" style:justify-single-word="false"/>
      <style:text-properties fo:font-size="18pt" officeooo:rsid="001240da" officeooo:paragraph-rsid="001240da" style:font-size-asian="18pt" style:font-size-complex="18pt"/>
    </style:style>
    <style:style style:name="P18" style:family="paragraph" style:parent-style-name="Standard">
      <style:paragraph-properties fo:text-align="justify" style:justify-single-word="false"/>
      <style:text-properties fo:font-size="18pt" officeooo:rsid="001240da" officeooo:paragraph-rsid="0019c091" style:font-size-asian="18pt" style:font-size-complex="18pt"/>
    </style:style>
    <style:style style:name="P19" style:family="paragraph" style:parent-style-name="Standard">
      <style:paragraph-properties fo:text-align="justify" style:justify-single-word="false"/>
      <style:text-properties fo:font-size="18pt" fo:font-weight="bold" officeooo:rsid="0014ca6e" officeooo:paragraph-rsid="0014ca6e" style:font-size-asian="15.75pt" style:font-weight-asian="bold" style:font-size-complex="18pt" style:font-weight-complex="bold"/>
    </style:style>
    <style:style style:name="P20" style:family="paragraph" style:parent-style-name="Standard" style:list-style-name="L1">
      <style:paragraph-properties fo:text-align="justify" style:justify-single-word="false"/>
      <style:text-properties fo:font-size="18pt" fo:font-weight="normal" officeooo:rsid="0017e68d" officeooo:paragraph-rsid="0017e68d" style:font-size-asian="18pt" style:font-weight-asian="normal" style:font-size-complex="18pt" style:font-weight-complex="normal"/>
    </style:style>
    <style:style style:name="P21" style:family="paragraph" style:parent-style-name="Standard">
      <style:paragraph-properties fo:text-align="justify" style:justify-single-word="false"/>
      <style:text-properties fo:font-size="18pt" fo:font-weight="normal" officeooo:rsid="0017e68d" officeooo:paragraph-rsid="0017e68d" style:font-size-asian="18pt" style:font-weight-asian="normal" style:font-size-complex="18pt" style:font-weight-complex="normal"/>
    </style:style>
    <style:style style:name="P22" style:family="paragraph" style:parent-style-name="Standard" style:list-style-name="L1">
      <style:paragraph-properties fo:text-align="justify" style:justify-single-word="false"/>
      <style:text-properties fo:font-size="18pt" style:text-underline-style="none" fo:font-weight="normal" officeooo:rsid="0017e68d" officeooo:paragraph-rsid="0017e68d" style:font-size-asian="18pt" style:font-weight-asian="normal" style:font-size-complex="18pt" style:font-weight-complex="normal"/>
    </style:style>
    <style:style style:name="P23" style:family="paragraph" style:parent-style-name="Standard">
      <style:paragraph-properties fo:text-align="justify" style:justify-single-word="false"/>
      <style:text-properties fo:font-size="18pt" style:text-underline-style="none" fo:font-weight="normal" officeooo:rsid="0017e68d" officeooo:paragraph-rsid="0017e68d" style:font-size-asian="18pt" style:font-weight-asian="normal" style:font-size-complex="18pt" style:font-weight-complex="normal"/>
    </style:style>
    <style:style style:name="P24" style:family="paragraph" style:parent-style-name="Standard">
      <style:paragraph-properties fo:text-align="justify" style:justify-single-word="false"/>
      <style:text-properties fo:font-size="18pt" style:text-underline-style="none" fo:font-weight="normal" officeooo:rsid="0017e68d" officeooo:paragraph-rsid="0017e68d" style:font-size-asian="15.75pt" style:font-weight-asian="normal" style:font-size-complex="18pt" style:font-weight-complex="normal"/>
    </style:style>
    <style:style style:name="P25" style:family="paragraph" style:parent-style-name="Standard">
      <style:paragraph-properties fo:text-align="justify" style:justify-single-word="false"/>
      <style:text-properties fo:font-size="18pt" style:text-underline-style="none" fo:font-weight="normal" officeooo:rsid="0017e68d" officeooo:paragraph-rsid="0018fe0a" style:font-size-asian="15.75pt" style:font-weight-asian="normal" style:font-size-complex="18pt" style:font-weight-complex="normal"/>
    </style:style>
    <style:style style:name="P26" style:family="paragraph" style:parent-style-name="Standard">
      <style:paragraph-properties fo:text-align="justify" style:justify-single-word="false"/>
      <style:text-properties fo:font-size="22pt" style:text-underline-style="solid" style:text-underline-width="auto" style:text-underline-color="font-color" fo:font-weight="normal" officeooo:rsid="0017e68d" officeooo:paragraph-rsid="0017e68d" style:font-size-asian="19.25pt" style:font-weight-asian="normal" style:font-size-complex="22pt" style:font-weight-complex="normal"/>
    </style:style>
    <style:style style:name="T1" style:family="text">
      <style:text-properties fo:font-size="40pt" fo:font-weight="bold" style:font-size-asian="40pt" style:font-weight-asian="bold" style:font-size-complex="40pt" style:font-weight-complex="bold"/>
    </style:style>
    <style:style style:name="T2" style:family="text">
      <style:text-properties fo:font-size="18pt" style:font-size-asian="18pt" style:font-size-complex="18pt"/>
    </style:style>
    <style:style style:name="T3" style:family="text">
      <style:text-properties fo:font-size="18pt" officeooo:rsid="001240da" style:font-size-asian="18pt" style:font-size-complex="18pt"/>
    </style:style>
    <style:style style:name="T4" style:family="text">
      <style:text-properties fo:font-size="18pt" officeooo:rsid="0019c091" style:font-size-asian="18pt" style:font-size-complex="18pt"/>
    </style:style>
    <style:style style:name="T5" style:family="text">
      <style:text-properties fo:font-size="18pt" fo:font-weight="bold" officeooo:rsid="0014ca6e" style:font-size-asian="15.75pt" style:font-weight-asian="bold" style:font-size-complex="18pt" style:font-weight-complex="bold"/>
    </style:style>
    <style:style style:name="T6" style:family="text">
      <style:text-properties fo:font-size="18pt" fo:font-weight="bold" officeooo:rsid="00163f96" style:font-size-asian="15.75pt" style:font-weight-asian="bold" style:font-size-complex="18pt" style:font-weight-complex="bold"/>
    </style:style>
    <style:style style:name="T7" style:family="text">
      <style:text-properties fo:font-size="18pt" fo:font-weight="bold" officeooo:rsid="001764bb" style:font-size-asian="15.75pt" style:font-weight-asian="bold" style:font-size-complex="18pt" style:font-weight-complex="bold"/>
    </style:style>
    <style:style style:name="T8" style:family="text">
      <style:text-properties fo:font-size="18pt" style:text-underline-style="solid" style:text-underline-width="auto" style:text-underline-color="font-color" fo:font-weight="bold" officeooo:rsid="0014ca6e" style:font-size-asian="15.75pt" style:font-weight-asian="bold" style:font-size-complex="18pt" style:font-weight-complex="bold"/>
    </style:style>
    <style:style style:name="T9" style:family="text">
      <style:text-properties fo:font-size="18pt" style:text-underline-style="solid" style:text-underline-width="auto" style:text-underline-color="font-color" fo:font-weight="bold" officeooo:rsid="00163f96" style:font-size-asian="15.75pt" style:font-weight-asian="bold" style:font-size-complex="18pt" style:font-weight-complex="bold"/>
    </style:style>
    <style:style style:name="T10" style:family="text">
      <style:text-properties fo:font-size="18pt" style:text-underline-style="none" fo:font-weight="normal" officeooo:rsid="0017e68d" style:font-size-asian="15.75pt" style:font-weight-asian="normal" style:font-size-complex="18pt" style:font-weight-complex="normal"/>
    </style:style>
    <style:style style:name="T11" style:family="text">
      <style:text-properties fo:font-size="18pt" style:text-underline-style="none" fo:font-weight="normal" officeooo:rsid="0018fe0a" style:font-size-asian="15.75pt" style:font-weight-asian="normal" style:font-size-complex="18pt" style:font-weight-complex="normal"/>
    </style:style>
    <style:style style:name="T12" style:family="text">
      <style:text-properties officeooo:rsid="0017e68d"/>
    </style:style>
    <style:style style:name="T13" style:family="text">
      <style:text-properties officeooo:rsid="0019c09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tab/><text:span text:style-name="T1">Manual de usuario</text:span></text:p>
      <text:p text:style-name="Standard"/>
      <text:p text:style-name="P6"/>
      <text:p text:style-name="P2"><text:span text:style-name="T2">Usted </text:span><text:span text:style-name="T4">eligió</text:span><text:span text:style-name="T2"> leer este manual para saber como jugar al juego de la vida diseñado por mi. </text:span><text:span text:style-name="T3">Para comenzar el juego usted debe ingresar en un archivo .txt cada una de las c</text:span><text:span text:style-name="T4">é</text:span><text:span text:style-name="T3">lulas que estar</text:span><text:span text:style-name="T4">á</text:span><text:span text:style-name="T3">n vivas al comenzar el juego, poniendo en la primera linea el tamaño del tablero,</text:span><text:span text:style-name="T4">en la segunda linea la celula con su posicion en x y en y y todos sus genes(pueden ser mas de uno)</text:span><text:span text:style-name="T3">. Las debe ingresar en el .txt una abajo de la otra de la siguiente forma:</text:span></text:p>
      <text:p text:style-name="P16"/>
      <text:p text:style-name="P17">tablero 300 100 </text:p>
      <text:p text:style-name="P17"/>
      <text:p text:style-name="P17">celula 20 30 </text:p>
      <text:p text:style-name="P17">gen 1000100010001111000001 20 </text:p>
      <text:p text:style-name="P17">gen 10001001010101011110010001 80 </text:p>
      <text:p text:style-name="P17">gen 1001111 90 </text:p>
      <text:p text:style-name="P17"/>
      <text:p text:style-name="P17">fin </text:p>
      <text:p text:style-name="P17">celula 21 30 </text:p>
      <text:p text:style-name="P17">gen 1000000111 70 </text:p>
      <text:p text:style-name="P17">gen 1001111 20 </text:p>
      <text:p text:style-name="P17"/>
      <text:p text:style-name="P17">fin </text:p>
      <text:p text:style-name="P17">celula 22 30 </text:p>
      <text:p text:style-name="P17">gen 1000100010001111000001 30 </text:p>
      <text:p text:style-name="P17">gen 10001001010101011110010001 90 </text:p>
      <text:p text:style-name="P17">gen 1001111 10 </text:p>
      <text:p text:style-name="P17"/>
      <text:p text:style-name="P17">fin</text:p>
      <text:p text:style-name="P17"/>
      <text:p text:style-name="P18">El tablero estar<text:span text:style-name="T13">á</text:span> indicado en la primera linea y sera una matriz bidimensional. A partir de aquí, usted solo debe comenzar los turnos, donde en cada turno se mostrara el tablero y una serie de <text:soft-page-break/>datos pedidos. <text:s/><text:span text:style-name="T13">Puede llamarle la atención que tenga que ingresar un dato llamado genes, pero no debe darle mayor importancia, solo debe escribir una combinación de unos y ceros, y separado por un espacio su “intensidad”.</text:span></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1"><text:soft-page-break/>INFORME DEL TP</text:p>
      <text:p text:style-name="P11"/>
      <text:p text:style-name="P3"><text:span text:style-name="T5">Decidimos que el </text:span><text:span text:style-name="T6">objeto </text:span><text:span text:style-name="T9">T</text:span><text:span text:style-name="T8">ablero</text:span><text:span text:style-name="T5"> sea un array bidimensional dinámico con cada uno de sus valores que sea un objeto Celula, ya que nos serviria de mucha utilidad para poder enlazar los objetos entre ellos (el objeto Gen y </text:span><text:span text:style-name="T8">informacionGenetica</text:span><text:span text:style-name="T5"> tambien).</text:span></text:p>
      <text:p text:style-name="P19"/>
      <text:p text:style-name="P4"><text:span text:style-name="T5">Para contabilizar y poder retener los datos de las celulas vecinas</text:span><text:span text:style-name="T7">(para utilizarlos en las operaciones de transferencia y mutacion)</text:span><text:span text:style-name="T5"> utilizamos un sinónimo de cambio de </text:span><text:span text:style-name="T7">estado. Por</text:span><text:span text:style-name="T5"> ejemplo: si una </text:span><text:span text:style-name="T7">célula</text:span><text:span text:style-name="T5"> estaba viva y pasa a muerta, el sinonimo es CasiMuerta, entonces </text:span><text:span text:style-name="T7">así</text:span><text:span text:style-name="T5"> sabemos que estaba viva y pasa a muerta, para no perder el dato de que </text:span><text:span text:style-name="T7">anteriormente al turno </text:span><text:span text:style-name="T5">estaba viva.</text:span></text:p>
      <text:p text:style-name="P7"/>
      <text:p text:style-name="P7">No utilizamos para la intensidad una clase ya que en principio pensamos que podia ser de utilidad pero luego nos dimos cuenta que no, ya que solo tenia un dato y no realizaba operaciónes.</text:p>
      <text:p text:style-name="P7"/>
      <text:p text:style-name="P8">Utilizamos una lista simplemente enlazada porque para la utilidad que nosotros le ibamos a dar ( guardar los genes y una lista de 3 celulas vecinas), utilizar una doble enlazada iba a acomplejar un poco el codigo y no tenia sentido.</text:p>
      <text:p text:style-name="P8"/>
      <text:p text:style-name="P8"/>
      <text:p text:style-name="P9"/>
      <text:p text:style-name="P9"/>
      <text:p text:style-name="P8"/>
      <text:p text:style-name="P8"/>
      <text:p text:style-name="P8"/>
      <text:p text:style-name="P8"><text:soft-page-break/></text:p>
      <text:p text:style-name="P13">MANUAL DEL PROGRAMADOR </text:p>
      <text:p text:style-name="P13"/>
      <text:p text:style-name="P10">La aplicación esta resueltos en <text:span text:style-name="T12">8 clases, que son:</text:span></text:p>
      <text:p text:style-name="P10"/>
      <text:list xml:id="list2518671564" text:style-name="L1">
        <text:list-item>
          <text:p text:style-name="P20">Tablero</text:p>
        </text:list-item>
        <text:list-item>
          <text:p text:style-name="P22">Célula</text:p>
        </text:list-item>
        <text:list-item>
          <text:p text:style-name="P20">Gen</text:p>
        </text:list-item>
        <text:list-item>
          <text:p text:style-name="P20">Información genética</text:p>
        </text:list-item>
        <text:list-item>
          <text:p text:style-name="P20">Interfaz usuario</text:p>
        </text:list-item>
        <text:list-item>
          <text:p text:style-name="P20">Juego de la vida</text:p>
        </text:list-item>
        <text:list-item>
          <text:p text:style-name="P20">Lista</text:p>
        </text:list-item>
        <text:list-item>
          <text:p text:style-name="P20">Informes</text:p>
        </text:list-item>
      </text:list>
      <text:p text:style-name="P21"/>
      <text:p text:style-name="P14">Juego de la vida</text:p>
      <text:p text:style-name="P21"/>
      <text:p text:style-name="P21">En la clase juego de la vida se va a procesar los archivos y inicializar el juego. Esta clase inicializa el tablero y comienza los turnos, muestra los informes, la interfaz de la consola, etc.</text:p>
      <text:p text:style-name="P21"/>
      <text:p text:style-name="P15">Tablero</text:p>
      <text:p text:style-name="P26"/>
      <text:p text:style-name="P5"><text:span text:style-name="T10">En tablero se van a calcular las </text:span><text:span text:style-name="T11">células</text:span><text:span text:style-name="T10"> vecinas vivas, se va a actualizar la </text:span><text:span text:style-name="T11">condición</text:span><text:span text:style-name="T10"> de las </text:span><text:span text:style-name="T11">células</text:span><text:span text:style-name="T10"> y va a crear un triple puntero a </text:span><text:span text:style-name="T11">célula</text:span><text:span text:style-name="T10"> que tendrá la matriz bidimensional, que luego apunta a un puntero a </text:span><text:span text:style-name="T11">célula. Su tamaño puede ser variable dependiendo de lo escrito en el archivo .txt inicial.</text:span></text:p>
      <text:p text:style-name="P24"/>
      <text:p text:style-name="P14">Lista</text:p>
      <text:p text:style-name="P24"/>
      <text:p text:style-name="P23">Es una lista simplemente enlazada.</text:p>
      <text:p text:style-name="P24"/>
      <text:p text:style-name="P24"/>
      <text:p text:style-name="P24"><text:soft-page-break/></text:p>
      <text:p text:style-name="P15">INFORMES</text:p>
      <text:p text:style-name="P15"/>
      <text:p text:style-name="P25">En esta clase, se tendrán todos los contadores requeridos para calcular los datos pedidos al final de cada turno, de atributos privados. También estarán sus métodos para reiniciar contadores, </text:p>
      <text:p text:style-name="P25">sumar valores, mostrar variables.</text:p>
      <text:p text:style-name="P24"/>
      <text:p text:style-name="P14">INTERFAZ USUARIO</text:p>
      <text:p text:style-name="P14"/>
      <text:p text:style-name="P12">Esta clase simplemente imprime mensajes en consola para el usuario.</text:p>
      <text:p text:style-name="P12"/>
      <text:p text:style-name="P1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2-18T14:49:04.551704453</meta:creation-date>
    <dc:date>2020-12-18T15:59:52.581649037</dc:date>
    <meta:editing-duration>PT6M24S</meta:editing-duration>
    <meta:editing-cycles>2</meta:editing-cycles>
    <meta:generator>LibreOffice/6.4.6.2$Linux_X86_64 LibreOffice_project/40$Build-2</meta:generator>
    <meta:document-statistic meta:table-count="0" meta:image-count="0" meta:object-count="0" meta:page-count="5" meta:paragraph-count="44" meta:word-count="560" meta:character-count="3220" meta:non-whitespace-character-count="2694"/>
  </office:meta>
</office:document-meta>
</file>